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center" style:justify-single-word="false"/>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style:font-name="Andalu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Warning! Evil Bedbugs!</text:p>
      <text:p text:style-name="P2">By Isadora White</text:p>
      <text:p text:style-name="P2"/>
      <text:p text:style-name="P2"/>
      <text:p text:style-name="Standard"><text:tab/><text:span text:style-name="T2">Bedbugs have infested many innocent peoples homes and are making a serious comeback for the 'Most Annoying Pest' award. Bedbugs have lived too long in the ditches and wish to take revenge on the Cockroaches for taking their 'Most Annoying Pest of The Year' title in the Pestbowl. They have become more aggressive in their weird pesty way. The Cockroach king has decided to fight back against the evil Bedbugs. <text:line-break/>"We cockroaches have won our title of 'Most Annoying Pest' with honor and we deserve to keep this title," says the Cockroach K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2-09T15:18:32.21</meta:creation-date>
    <meta:document-statistic meta:table-count="0" meta:image-count="0" meta:object-count="0" meta:page-count="1" meta:paragraph-count="3" meta:word-count="99" meta:character-count="581"/>
    <dc:date>2013-02-09T15:20:10.18</dc:date>
    <dc:creator>Isadora White</dc:creator>
    <meta:editing-duration>PT1M38S</meta:editing-duration>
    <meta:editing-cycles>1</meta:editing-cycles>
    <meta:generator>OpenOffice.org/3.3$Win32 OpenOffice.org_project/330m20$Build-9567</meta:generator>
  </office:meta>
</office:document-meta>
</file>